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ff6347" style:text-line-through-style="none" style:font-name="Raleway" fo:font-size="15pt" fo:letter-spacing="normal" fo:font-style="normal" style:text-underline-style="none" fo:font-weight="bold" style:text-blinking="false"/>
    </style:style>
    <style:style style:name="P4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color="#566270" style:text-line-through-style="none" style:font-name="sans-serif" fo:font-size="15pt" style:text-underline-style="none" style:text-blinking="false"/>
    </style:style>
    <style:style style:name="P8" style:family="paragraph" style:parent-style-name="Text_20_body" style:list-style-name="L2">
      <style:paragraph-properties fo:orphans="2" fo:widows="2"/>
    </style:style>
    <style:style style:name="P9" style:family="paragraph" style:parent-style-name="Text_20_body" style:list-style-name="L2">
      <style:paragraph-properties fo:margin-top="0cm" fo:margin-bottom="0cm" fo:orphans="2" fo:widows="2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44444" style:font-name="Open Sans" fo:font-size="14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Wymagania sprzętowe</text:h>
      <text:p text:style-name="P2">Wymagania sprzętowe nie są wygórowane: wystarczy zwykła przeglądarka, edytor tekstu i chęci. Z tym ostatnim czasami może być problem, ale od czego są internetowe aukcje...</text:p>
      <text:h text:style-name="P4" text:outline-level="2"><text:bookmark text:name="przegladarka"/>Przeglądarka</text:h>
      <text:p text:style-name="P1"><text:span text:style-name="T2">Jeżeli chodzi o przeglądarki - wedle uznania. Jeżeli chcesz używać starych IE, nie wnikam.<text:line-break/>Osobiście polecam którąś z </text:span><text:a xlink:type="simple" xlink:href="http://outdatedbrowser.com/en" text:style-name="Internet_20_link" text:visited-style-name="Visited_20_Internet_20_Link"><text:span text:style-name="T1">nowych przeglądarek</text:span></text:a><text:span text:style-name="T2">, szczególnie </text:span><text:a xlink:type="simple" xlink:href="https://www.google.pl/intl/pl/chrome/browser/desktop/index.html" text:style-name="Internet_20_link" text:visited-style-name="Visited_20_Internet_20_Link"><text:span text:style-name="T1">Chrome</text:span></text:a><text:span text:style-name="T2">, który nie dość, że działa bardzo szybko, to ma rewelacyjny debuger. W tym kursie będę korzystał właśnie z Chrome.</text:span></text:p>
      <text:h text:style-name="P4" text:outline-level="2"><text:bookmark text:name="edytor"/>Edytor tekstu / IDE</text:h>
      <text:p text:style-name="P2">Jeżeli chodzi o edytor tekstu, to Windowsowy Notatnik zostawmy sobie w spokoju. Nas interesują edytory z kolorowaniem kodu, zwijaniem fragmentów kodu i ewentualnymi podpowiedziami. Warto przetestować kilka takich programów, by wybrać swój ulubiony.<text:line-break/>W chwili pisania tego tekstu najpopularniejszymi są:</text:p>
      <text:list xml:id="list7318966907491927438" text:style-name="L2">
        <text:list-item>
          <text:p text:style-name="P9"><text:a xlink:type="simple" xlink:href="https://www.jetbrains.com/webstorm/" text:style-name="Internet_20_link" text:visited-style-name="Visited_20_Internet_20_Link"><text:span text:style-name="T1">Webstorm</text:span></text:a></text:p>
        </text:list-item>
        <text:list-item>
          <text:p text:style-name="P9"><text:a xlink:type="simple" xlink:href="https://code.visualstudio.com/" text:style-name="Internet_20_link" text:visited-style-name="Visited_20_Internet_20_Link"><text:span text:style-name="T1">Visual Studio Code</text:span></text:a></text:p>
        </text:list-item>
        <text:list-item>
          <text:p text:style-name="P9"><text:a xlink:type="simple" xlink:href="https://atom.io/" text:style-name="Internet_20_link" text:visited-style-name="Visited_20_Internet_20_Link"><text:span text:style-name="T1">Atom</text:span></text:a></text:p>
        </text:list-item>
        <text:list-item>
          <text:p text:style-name="P8"><text:a xlink:type="simple" xlink:href="http://www.sublimetext.com/3" text:style-name="Internet_20_link" text:visited-style-name="Visited_20_Internet_20_Link"><text:span text:style-name="T1">Sublime Text</text:span></text:a></text:p>
        </text:list-item>
      </text:list>
      <text:p text:style-name="P2">Który wybrać?<text:line-break/>Webstorm jest jednym z najlepszych narzędzi w swojej branży. To taki Photoshop dla programistów. Niestety jego subskrypcja kosztuje.<text:line-break/>Jeżeli interesuje nas coś darmowego, Visual Studio Code mocno ostatnio zyskał na popularności. Autor kursu używa właśnie tych dwóch.<text:line-break/><text:line-break/>Poza nimi Atom czy Sublime Text też są dobrym wyborem.</text:p>
      <text:p text:style-name="P2">Przy czym tak naprawdę edytor totalnie nie ma znaczenia. Wybierz ten, który tobie będzie pasował.</text:p>
      <text:h text:style-name="P4" text:outline-level="2"><text:bookmark text:name="co-jeszcze"/>Co jeszcze?</text:h>
      <text:p text:style-name="P1"><text:span text:style-name="T2">Z narzędzi internetowych czasami może będziemy chcieli używać np. </text:span><text:a xlink:type="simple" xlink:href="https://jsbin.com/?html,js,output" text:style-name="Internet_20_link" text:visited-style-name="Visited_20_Internet_20_Link"><text:span text:style-name="T1">https://jsbin.com/?html,js,output</text:span></text:a><text:span text:style-name="T2">, który pozwala pisać kod JavaScript i w razie czego go udostępniać innym.</text:span></text:p>
      <text:p text:style-name="P1"><text:span text:style-name="T2">Na stronie </text:span><text:a xlink:type="simple" xlink:href="http://jsben.ch/index" text:style-name="Internet_20_link" text:visited-style-name="Visited_20_Internet_20_Link"><text:span text:style-name="T1">http://jsben.ch/index</text:span></text:a><text:span text:style-name="T2"> będziemy mogli przetestować szybkość różnych wersji naszych skryptów.</text:span></text:p>
      <text:p text:style-name="P1"><text:span text:style-name="T2">Na stronie </text:span><text:a xlink:type="simple" xlink:href="http://jslint.com/" text:style-name="Internet_20_link" text:visited-style-name="Visited_20_Internet_20_Link"><text:span text:style-name="T1">http://jslint.com/</text:span></text:a><text:span text:style-name="T2"> będziemy mogli sprawdzić nasze skrypty pod kątem jakości kodu.</text:span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5T23:38:21.54</dc:date>
    <meta:editing-duration>PT18M6S</meta:editing-duration>
    <meta:editing-cycles>16</meta:editing-cycles>
    <meta:document-statistic meta:table-count="0" meta:image-count="0" meta:object-count="0" meta:page-count="1" meta:paragraph-count="16" meta:word-count="235" meta:character-count="1650"/>
  </office:meta>
</office:document-meta>
</file>